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Times New Roman2" svg:font-family="'Times New Roman'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name-asian="Times New Roman3" style:font-size-asian="14pt" style:font-name-complex="Times New Roman3" style:font-size-complex="14pt"/>
    </style:style>
    <style:style style:name="P2" style:family="paragraph" style:parent-style-name="Standard">
      <loext:graphic-properties draw:fill-color="#ffffff"/>
      <style:paragraph-properties fo:line-height="150%" fo:text-align="justify" style:justify-single-word="false" fo:orphans="0" fo:widows="0"/>
      <style:text-properties style:font-name="Times New Roman" fo:font-size="14pt" style:font-name-asian="Times New Roman3" style:font-size-asian="14pt" style:font-name-complex="Times New Roman3" style:font-size-complex="14pt"/>
    </style:style>
    <style:style style:name="P3" style:family="paragraph" style:parent-style-name="Standard">
      <loext:graphic-properties draw:fill-color="#ffffff"/>
      <style:paragraph-properties fo:line-height="150%" fo:orphans="0" fo:widows="0"/>
      <style:text-properties style:font-name="Times New Roman" fo:font-size="14pt" style:font-name-asian="Times New Roman3" style:font-size-asian="14pt" style:font-name-complex="Times New Roman3" style:font-size-complex="14pt"/>
    </style:style>
    <style:style style:name="P4" style:family="paragraph" style:parent-style-name="Standard">
      <loext:graphic-properties draw:fill-color="#ffffff"/>
      <style:paragraph-properties fo:orphans="0" fo:widows="0"/>
      <style:text-properties style:font-name="Times New Roman" fo:font-size="16pt" style:font-name-asian="Times New Roman3" style:font-size-asian="16pt" style:font-name-complex="Times New Roman3" style:font-size-complex="16pt"/>
    </style:style>
    <style:style style:name="P5" style:family="paragraph" style:parent-style-name="Standard">
      <loext:graphic-properties draw:fill-color="#ffffff"/>
      <style:paragraph-properties fo:text-align="justify" style:justify-single-word="false" fo:orphans="0" fo:widows="0"/>
      <style:text-properties fo:font-variant="normal" fo:text-transform="none" fo:color="#d4d4d4" style:text-line-through-style="none" style:text-line-through-type="none" style:font-name="Droid Sans Mono" fo:font-size="10.5pt" fo:font-style="normal" style:text-underline-style="none" fo:font-weight="normal" officeooo:paragraph-rsid="00109f18" style:text-blinking="false" fo:background-color="transparent" style:font-name-asian="Times New Roman3" style:font-size-asian="14pt" style:font-name-complex="Times New Roman3" style:font-size-complex="14pt"/>
    </style:style>
    <style:style style:name="P6" style:family="paragraph" style:parent-style-name="Standard">
      <style:paragraph-properties style:line-height-at-least="0.503cm"/>
      <style:text-properties style:use-window-font-color="true" style:font-name="Times New Roman1" fo:font-size="14pt" fo:font-weight="normal" fo:background-color="transparent" style:font-size-asian="14pt" style:font-size-complex="14pt"/>
    </style:style>
    <style:style style:name="P7" style:family="paragraph" style:parent-style-name="Standard">
      <style:paragraph-properties style:line-height-at-least="0.503cm"/>
      <style:text-properties style:use-window-font-color="true" style:font-name="Times New Roman1" fo:font-size="14pt" fo:font-weight="normal" fo:background-color="#ffffff" style:font-size-asian="14pt" style:font-size-complex="14pt"/>
    </style:style>
    <style:style style:name="P8" style:family="paragraph" style:parent-style-name="Standard">
      <style:paragraph-properties style:line-height-at-least="0.503cm"/>
      <style:text-properties style:use-window-font-color="true" style:font-name="Times New Roman1" fo:font-size="14pt" fo:background-color="transparent" style:font-size-asian="14pt" style:font-size-complex="14pt"/>
    </style:style>
    <style:style style:name="P9" style:family="paragraph" style:parent-style-name="Standard">
      <loext:graphic-properties draw:fill-color="#ffffff"/>
      <style:paragraph-properties fo:line-height="150%" fo:text-align="justify" style:justify-single-word="false" fo:orphans="0" fo:widows="0"/>
      <style:text-properties style:font-name="Times New Roman1" fo:font-size="14pt" officeooo:paragraph-rsid="0023d9d9"/>
    </style:style>
    <style:style style:name="P10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4pt" fo:background-color="#ffffff" style:font-name-asian="Times New Roman3" style:font-size-asian="14pt" style:font-name-complex="Times New Roman3" style:font-size-complex="14pt"/>
    </style:style>
    <style:style style:name="P11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end" style:justify-single-word="false" fo:text-indent="0.741cm" style:auto-text-indent="false"/>
      <style:text-properties style:font-name="Times New Roman" fo:font-size="14pt" fo:background-color="#ffffff" style:font-name-asian="Times New Roman3" style:font-size-asian="14pt" style:font-name-complex="Times New Roman3" style:font-size-complex="14pt"/>
    </style:style>
    <style:style style:name="P12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4pt" fo:font-weight="bold" fo:background-color="#ffffff" style:font-name-asian="Times New Roman3" style:font-size-asian="14pt" style:font-weight-asian="bold" style:font-name-complex="Times New Roman3" style:font-size-complex="14pt"/>
    </style:style>
    <style:style style:name="P13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20pt" fo:font-weight="bold" fo:background-color="#ffffff" style:font-name-asian="Times New Roman3" style:font-size-asian="20pt" style:font-weight-asian="bold" style:font-name-complex="Times New Roman3" style:font-size-complex="20pt"/>
    </style:style>
    <style:style style:name="P14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20pt" fo:background-color="#ffffff" style:font-name-asian="Times New Roman3" style:font-size-asian="20pt" style:font-name-complex="Times New Roman3" style:font-size-complex="20pt"/>
    </style:style>
    <style:style style:name="P15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6pt" style:font-name-asian="Times New Roman3" style:font-size-asian="16pt" style:font-name-complex="Times New Roman3" style:font-size-complex="16pt"/>
    </style:style>
    <style:style style:name="P16" style:family="paragraph" style:parent-style-name="Standard">
      <loext:graphic-properties draw:fill-color="#ffffff"/>
      <style:paragraph-properties fo:margin-left="8.749cm" fo:margin-right="0cm" fo:margin-top="0cm" fo:margin-bottom="0.212cm" loext:contextual-spacing="false" fo:line-height="100%" fo:text-align="start" style:justify-single-word="false" fo:text-indent="0.141cm" style:auto-text-indent="false"/>
      <style:text-properties style:font-name="Times New Roman" fo:font-size="14pt" fo:background-color="#ffffff" style:font-name-asian="Times New Roman3" style:font-size-asian="14pt" style:font-name-complex="Times New Roman3" style:font-size-complex="14pt"/>
    </style:style>
    <style:style style:name="P17" style:family="paragraph" style:parent-style-name="Standard">
      <loext:graphic-properties draw:fill-color="#ffffff"/>
      <style:paragraph-properties fo:margin-left="0cm" fo:margin-right="0cm" fo:text-align="justify" style:justify-single-word="false" fo:orphans="0" fo:widows="0" fo:text-indent="0cm" style:auto-text-indent="false"/>
      <style:text-properties style:font-name="Times New Roman" fo:font-size="14pt" fo:font-weight="bold" officeooo:rsid="000f2cc5" officeooo:paragraph-rsid="000f2cc5" style:font-name-asian="Times New Roman3" style:font-size-asian="14pt" style:font-weight-asian="bold" style:font-name-complex="Times New Roman3" style:font-size-complex="14pt" style:font-weight-complex="bold"/>
    </style:style>
    <style:style style:name="P18" style:family="paragraph" style:parent-style-name="Text_20_body">
      <loext:graphic-properties draw:fill-color="#ffffff"/>
      <style:paragraph-properties fo:text-align="justify" style:justify-single-word="false" fo:orphans="0" fo:widows="0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15c9f4" style:text-blinking="false" fo:background-color="transparent" style:font-name-asian="Times New Roman3" style:font-size-asian="14pt" style:font-name-complex="Times New Roman3" style:font-size-complex="14pt"/>
    </style:style>
    <style:style style:name="P19" style:family="paragraph" style:parent-style-name="Text_20_body">
      <loext:graphic-properties draw:fill-color="#ffffff"/>
      <style:paragraph-properties fo:line-height="150%" fo:text-align="justify" style:justify-single-word="false" fo:orphans="0" fo:widows="0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181ca5" style:text-blinking="false" fo:background-color="transparent"/>
    </style:style>
    <style:style style:name="P20" style:family="paragraph" style:parent-style-name="Text_20_body">
      <loext:graphic-properties draw:fill-color="#ffffff"/>
      <style:paragraph-properties fo:text-align="justify" style:justify-single-word="false" fo:orphans="0" fo:widows="0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officeooo:rsid="00109f18" officeooo:paragraph-rsid="00109f18" style:text-blinking="false" fo:background-color="transparent" style:font-name-asian="Times New Roman3" style:font-size-asian="14pt" style:font-weight-asian="bold" style:font-name-complex="Times New Roman3" style:font-size-complex="14pt" style:font-weight-complex="bold"/>
    </style:style>
    <style:style style:name="P21" style:family="paragraph" style:parent-style-name="Text_20_body">
      <loext:graphic-properties draw:fill-color="#ffffff"/>
      <style:paragraph-properties fo:line-height="150%" fo:text-align="justify" style:justify-single-word="false" fo:orphans="0" fo:widows="0"/>
      <style:text-properties fo:font-variant="normal" fo:text-transform="none" fo:color="#000000" style:text-line-through-style="none" style:text-line-through-type="none" style:font-name="Times New Roman2" fo:font-size="14pt" fo:font-style="normal" style:text-underline-style="none" fo:font-weight="bold" officeooo:rsid="0012dcf8" officeooo:paragraph-rsid="00181ca5" style:text-blinking="false" fo:background-color="transparent" style:font-name-asian="Times New Roman3" style:font-size-asian="14pt" style:font-weight-asian="bold" style:font-name-complex="Times New Roman3" style:font-size-complex="14pt" style:font-weight-complex="bold"/>
    </style:style>
    <style:style style:name="P22" style:family="paragraph" style:parent-style-name="Text_20_body">
      <loext:graphic-properties draw:fill-color="#ffffff"/>
      <style:paragraph-properties fo:line-height="150%" fo:text-align="center" style:justify-single-word="false" fo:orphans="0" fo:widows="0"/>
      <style:text-properties fo:font-variant="normal" fo:text-transform="none" fo:color="#000000" style:text-line-through-style="none" style:text-line-through-type="none" style:font-name="Times New Roman2" fo:font-size="14pt" fo:font-style="normal" style:text-underline-style="none" fo:font-weight="bold" officeooo:paragraph-rsid="00181ca5" style:text-blinking="false" fo:background-color="transparent" style:font-weight-asian="bold" style:font-weight-complex="bold"/>
    </style:style>
    <style:style style:name="P23" style:family="paragraph" style:parent-style-name="Standard" style:master-page-name="First_20_Page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 style:page-number="1"/>
      <style:text-properties style:font-name="Times New Roman" fo:font-size="14pt" fo:font-weight="bold" fo:background-color="#ffffff" style:font-name-asian="Times New Roman3" style:font-size-asian="14pt" style:font-weight-asian="bold" style:font-name-complex="Times New Roman3" style:font-size-complex="14pt"/>
    </style:style>
    <style:style style:name="P24" style:family="paragraph" style:parent-style-name="Standard" style:list-style-name="L1">
      <loext:graphic-properties draw:fill-color="#ffffff"/>
      <style:paragraph-properties fo:line-height="150%" fo:text-align="justify" style:justify-single-word="false" fo:orphans="0" fo:widows="0"/>
      <style:text-properties style:font-name="Times New Roman1" fo:font-size="14pt" officeooo:rsid="000e3746" officeooo:paragraph-rsid="000e3746" style:font-name-asian="Times New Roman3" style:font-size-asian="14pt" style:font-name-complex="Times New Roman3" style:font-size-complex="14pt"/>
    </style:style>
    <style:style style:name="P25" style:family="paragraph" style:parent-style-name="Standard">
      <style:paragraph-properties style:line-height-at-least="0.503cm"/>
      <style:text-properties style:font-name="Times New Roman1" fo:font-size="14pt" officeooo:rsid="0023d9d9" officeooo:paragraph-rsid="0023d9d9" style:font-size-asian="14pt" style:font-size-complex="14pt"/>
    </style:style>
    <style:style style:name="P26" style:family="paragraph" style:parent-style-name="Standard">
      <loext:graphic-properties draw:fill-color="#ffffff"/>
      <style:paragraph-properties fo:line-height="150%" fo:text-align="justify" style:justify-single-word="false" fo:orphans="0" fo:widows="0"/>
      <style:text-properties style:use-window-font-color="true" style:font-name="Times New Roman1" fo:font-size="14pt" fo:font-weight="normal" officeooo:rsid="0023d9d9" officeooo:paragraph-rsid="0023d9d9" fo:background-color="transparent" style:font-size-asian="14pt" style:font-size-complex="14pt"/>
    </style:style>
    <style:style style:name="P27" style:family="paragraph" style:parent-style-name="Standard">
      <loext:graphic-properties draw:fill-color="#ffffff"/>
      <style:paragraph-properties fo:text-align="justify" style:justify-single-word="false" fo:orphans="0" fo:widows="0"/>
      <style:text-properties style:font-name="Times New Roman" fo:font-size="14pt" officeooo:rsid="00278df4" officeooo:paragraph-rsid="00278df4" style:font-name-asian="Times New Roman3" style:font-size-asian="14pt" style:font-name-complex="Times New Roman3" style:font-size-complex="14pt"/>
    </style:style>
    <style:style style:name="P28" style:family="paragraph" style:parent-style-name="Standard">
      <loext:graphic-properties draw:fill-color="#ffffff"/>
      <style:paragraph-properties fo:text-align="justify" style:justify-single-word="false" fo:orphans="0" fo:widows="0"/>
      <style:text-properties style:font-name="Times New Roman" fo:font-size="14pt" officeooo:rsid="0028f5b8" officeooo:paragraph-rsid="0028f5b8" style:font-name-asian="Times New Roman3" style:font-size-asian="14pt" style:font-name-complex="Times New Roman3" style:font-size-complex="14pt"/>
    </style:style>
    <style:style style:name="P29" style:family="paragraph" style:parent-style-name="Standard">
      <loext:graphic-properties draw:fill-color="#ffffff"/>
      <style:paragraph-properties fo:text-align="justify" style:justify-single-word="false" fo:orphans="0" fo:widows="0"/>
      <style:text-properties style:font-name="Times New Roman" fo:font-size="14pt" fo:font-weight="bold" officeooo:rsid="0028f5b8" officeooo:paragraph-rsid="0028f5b8" style:font-name-asian="Times New Roman3" style:font-size-asian="14pt" style:font-weight-asian="bold" style:font-name-complex="Times New Roman3" style:font-size-complex="14pt" style:font-weight-complex="bold"/>
    </style:style>
    <style:style style:name="P30" style:family="paragraph" style:parent-style-name="Standard">
      <loext:graphic-properties draw:fill-color="#ffffff"/>
      <style:paragraph-properties fo:text-align="justify" style:justify-single-word="false" fo:orphans="0" fo:widows="0"/>
      <style:text-properties style:font-name="Times New Roman" fo:font-size="14pt" fo:font-weight="bold" officeooo:rsid="00278df4" officeooo:paragraph-rsid="00278df4" style:font-name-asian="Times New Roman3" style:font-size-asian="14pt" style:font-weight-asian="bold" style:font-name-complex="Times New Roman3" style:font-size-complex="14pt" style:font-weight-complex="bold"/>
    </style:style>
    <style:style style:name="P31" style:family="paragraph" style:parent-style-name="Standard" style:list-style-name="WWNum1">
      <loext:graphic-properties draw:fill-color="#ffffff"/>
      <style:paragraph-properties fo:margin-left="1.27cm" fo:margin-right="0cm" fo:line-height="150%" fo:text-align="center" style:justify-single-word="false" fo:orphans="0" fo:widows="0" fo:text-indent="-0.635cm" style:auto-text-indent="false"/>
      <style:text-properties style:font-name="Times New Roman" fo:font-size="16pt" fo:font-weight="bold" style:font-name-asian="Times New Roman3" style:font-size-asian="16pt" style:font-weight-asian="bold" style:font-name-complex="Times New Roman3" style:font-size-complex="16pt" style:font-weight-complex="bold"/>
    </style:style>
    <style:style style:name="P32" style:family="paragraph" style:parent-style-name="Standard" style:list-style-name="WWNum1">
      <loext:graphic-properties draw:fill-color="#ffffff"/>
      <style:paragraph-properties fo:margin-left="1.27cm" fo:margin-right="0cm" fo:text-align="center" style:justify-single-word="false" fo:orphans="0" fo:widows="0" fo:text-indent="-0.635cm" style:auto-text-indent="false"/>
      <style:text-properties style:font-name="Times New Roman" fo:font-size="16pt" fo:font-weight="bold" style:font-name-asian="Times New Roman3" style:font-size-asian="16pt" style:font-weight-asian="bold" style:font-name-complex="Times New Roman3" style:font-size-complex="16pt" style:font-weight-complex="bold"/>
    </style:style>
    <style:style style:name="P33" style:family="paragraph" style:parent-style-name="Standard" style:list-style-name="WWNum1">
      <style:paragraph-properties fo:margin-left="1.27cm" fo:margin-right="0cm" fo:margin-top="0.423cm" fo:margin-bottom="0.423cm" loext:contextual-spacing="false" fo:line-height="100%" fo:text-align="center" style:justify-single-word="false" fo:orphans="0" fo:widows="0" fo:text-indent="-0.635cm" style:auto-text-indent="false"/>
      <style:text-properties style:font-name="Times New Roman" fo:font-size="16pt" fo:font-weight="bold" style:font-name-asian="Times New Roman3" style:font-size-asian="16pt" style:font-weight-asian="bold" style:font-name-complex="Times New Roman3" style:font-size-complex="16pt" style:font-weight-complex="bold"/>
    </style:style>
    <style:style style:name="P34" style:family="paragraph" style:parent-style-name="Standard" style:list-style-name="WWNum1">
      <style:paragraph-properties fo:margin-left="1.27cm" fo:margin-right="0cm" fo:margin-top="0.423cm" fo:margin-bottom="0.423cm" loext:contextual-spacing="false" fo:line-height="100%" fo:text-align="center" style:justify-single-word="false" fo:orphans="0" fo:widows="0" fo:text-indent="-0.635cm" style:auto-text-indent="false"/>
      <style:text-properties style:font-name="Times New Roman" fo:font-size="16pt" officeooo:paragraph-rsid="00278df4" style:font-name-asian="Times New Roman3" style:font-size-asian="16pt" style:font-name-complex="Times New Roman3" style:font-size-complex="16pt"/>
    </style:style>
    <style:style style:name="P35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0cm" style:auto-text-indent="false"/>
      <style:text-properties style:font-name="Times New Roman" fo:font-size="16pt" officeooo:paragraph-rsid="00278df4" style:font-name-asian="Times New Roman3" style:font-size-asian="16pt" style:font-name-complex="Times New Roman3" style:font-size-complex="16pt"/>
    </style:style>
    <style:style style:name="P36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0cm" style:auto-text-indent="false"/>
      <style:text-properties style:font-name="Times New Roman" fo:font-size="16pt" officeooo:rsid="00278df4" officeooo:paragraph-rsid="00278df4" style:font-name-asian="Times New Roman3" style:font-size-asian="16pt" style:font-name-complex="Times New Roman3" style:font-size-complex="16pt"/>
    </style:style>
    <style:style style:name="P37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0cm" style:auto-text-indent="false"/>
      <style:text-properties style:font-name="Times New Roman" fo:font-size="16pt" officeooo:rsid="0028f5b8" officeooo:paragraph-rsid="0028f5b8" style:font-name-asian="Times New Roman3" style:font-size-asian="16pt" style:font-name-complex="Times New Roman3" style:font-size-complex="16pt"/>
    </style:style>
    <style:style style:name="P38" style:family="paragraph" style:parent-style-name="Text_20_body" style:list-style-name="WWNum1">
      <loext:graphic-properties draw:fill-color="#ffffff"/>
      <style:paragraph-properties fo:text-align="center" style:justify-single-word="false" fo:orphans="0" fo:widows="0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style:text-blinking="false" fo:background-color="transparent" style:font-name-asian="Times New Roman3" style:font-size-asian="14pt" style:font-weight-asian="bold" style:font-name-complex="Times New Roman3" style:font-size-complex="14pt" style:font-weight-complex="bold"/>
    </style:style>
    <style:style style:name="P39" style:family="paragraph" style:parent-style-name="Text_20_body" style:list-style-name="L2">
      <loext:graphic-properties draw:fill-color="#ffffff"/>
      <style:paragraph-properties fo:line-height="150%" fo:text-align="justify" style:justify-single-word="false" fo:orphans="0" fo:widows="0"/>
      <style:text-properties style:font-name="Times New Roman1" fo:font-size="14pt" fo:font-weight="normal" officeooo:rsid="001d2819" officeooo:paragraph-rsid="001d2819" style:font-size-asian="12.25pt" style:font-weight-asian="normal" style:font-size-complex="14pt" style:font-weight-complex="normal"/>
    </style:style>
    <style:style style:name="P40" style:family="paragraph" style:parent-style-name="Heading_20_2" style:list-style-name="L2">
      <loext:graphic-properties draw:fill-color="#ffffff"/>
      <style:paragraph-properties fo:line-height="150%" fo:text-align="justify" style:justify-single-word="false" fo:orphans="0" fo:widows="0"/>
      <style:text-properties fo:font-size="14pt" officeooo:paragraph-rsid="00181ca5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font-name="Times New Roman2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font-name="Times New Roman2" fo:font-style="normal" style:text-underline-style="none" fo:font-weight="normal" officeooo:rsid="001d2819" style:text-blinking="false" fo:background-color="transparent" loext:char-shading-value="0" style:font-weight-asian="normal" style:font-weight-complex="normal"/>
    </style:style>
    <style:style style:name="T3" style:family="text">
      <style:text-properties officeooo:rsid="000e3746" style:font-name-asian="Times New Roman3" style:font-size-asian="14pt" style:font-name-complex="Times New Roman3" style:font-size-complex="14pt"/>
    </style:style>
    <style:style style:name="T4" style:family="text">
      <style:text-properties officeooo:rsid="0012dcf8" style:font-name-asian="Times New Roman3" style:font-size-asian="14pt" style:font-name-complex="Times New Roman3" style:font-size-complex="14pt"/>
    </style:style>
    <style:style style:name="T5" style:family="text">
      <style:text-properties style:font-name="Times New Roman1" officeooo:rsid="0008bf1e"/>
    </style:style>
    <style:style style:name="T6" style:family="text">
      <style:text-properties style:use-window-font-color="true" style:font-name="Times New Roman1" fo:font-size="14pt"/>
    </style:style>
    <style:style style:name="T7" style:family="text">
      <style:text-properties style:use-window-font-color="true" style:font-name="Times New Roman1" fo:font-size="14pt" officeooo:rsid="0010a158"/>
    </style:style>
    <style:style style:name="T8" style:family="text">
      <style:text-properties style:use-window-font-color="true" fo:font-weight="normal" fo:background-color="transparent" loext:char-shading-value="0"/>
    </style:style>
    <style:style style:name="T9" style:family="text">
      <style:text-properties style:use-window-font-color="true" fo:font-weight="normal" fo:background-color="transparent" loext:char-shading-value="0" style:font-size-asian="14pt" style:font-size-complex="14pt"/>
    </style:style>
    <style:style style:name="T10" style:family="text">
      <style:text-properties style:use-window-font-color="true" fo:font-weight="normal" officeooo:rsid="00142680" fo:background-color="transparent" loext:char-shading-value="0" style:font-size-asian="14pt" style:font-size-complex="14pt"/>
    </style:style>
    <style:style style:name="T11" style:family="text">
      <style:text-properties style:use-window-font-color="true" fo:font-weight="normal" officeooo:rsid="001670c1" fo:background-color="transparent" loext:char-shading-value="0" style:font-size-asian="14pt" style:font-size-complex="14pt"/>
    </style:style>
    <style:style style:name="T12" style:family="text">
      <style:text-properties style:use-window-font-color="true" fo:font-weight="normal" officeooo:rsid="001d6860" fo:background-color="transparent" loext:char-shading-value="0" style:font-size-asian="14pt" style:font-size-complex="14pt"/>
    </style:style>
    <style:style style:name="T13" style:family="text">
      <style:text-properties style:use-window-font-color="true" fo:font-weight="normal" officeooo:rsid="0023d9d9" fo:background-color="transparent" loext:char-shading-value="0" style:font-size-asian="14pt" style:font-size-complex="14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officeooo:rsid="00278df4" style:font-size-asian="14pt" style:font-size-complex="14pt"/>
    </style:style>
    <style:style style:name="T16" style:family="text">
      <style:text-properties fo:font-size="14pt" officeooo:rsid="0028f5b8" style:font-size-asian="14pt" style:font-size-complex="14pt"/>
    </style:style>
    <style:style style:name="T17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http://cppstudio.com/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Московский авиационный институт</text:p>
      <text:p text:style-name="P12">(Национальный исследовательский университет)</text:p>
      <text:p text:style-name="P1"/>
      <text:p text:style-name="P1">Факультет: «Информационные технологии и прикладная математика» </text:p>
      <text:p text:style-name="P1">Кафедра: 806 «Вычислительная математика и <text:s/>программирование» </text:p>
      <text:p text:style-name="P1">Дисциплина: «Объектно-ориентированное программирование» <text:s text:c="2"/></text:p>
      <text:p text:style-name="P10"><text:s/></text:p>
      <text:p text:style-name="P10"><text:s/></text:p>
      <text:p text:style-name="P10"><text:s/></text:p>
      <text:p text:style-name="P10"><text:s/></text:p>
      <text:p text:style-name="P13">Лабораторная работа № 1</text:p>
      <text:p text:style-name="P14">Тема: Простые классы на языке С++</text:p>
      <text:p text:style-name="P10"/>
      <text:p text:style-name="P15"><text:s/></text:p>
      <text:p text:style-name="P15"><text:s/></text:p>
      <text:p text:style-name="P10"><text:s/></text:p>
      <text:p text:style-name="P16">Студент: Токарев Никита</text:p>
      <text:p text:style-name="P16">Группа: 80-207</text:p>
      <text:p text:style-name="P16">Преподаватель: Чернышов Л.Н.</text:p>
      <text:p text:style-name="P16">Дата:</text:p>
      <text:p text:style-name="P16">Оценка:</text:p>
      <text:p text:style-name="P11"/>
      <text:p text:style-name="P11"/>
      <text:p text:style-name="P11"/>
      <text:p text:style-name="P11"><text:s/></text:p>
      <text:p text:style-name="P11"/>
      <text:p text:style-name="P11"/>
      <text:p text:style-name="P11"/>
      <text:p text:style-name="P11"/>
      <text:p text:style-name="P10">Москва, 2019</text:p>
      <text:p text:style-name="P10"/>
      <text:p text:style-name="P10"/>
      <text:p text:style-name="P10"/>
      <text:p text:style-name="P10"><text:soft-page-break/></text:p>
      <text:list xml:id="list2777818486" text:style-name="WWNum1">
        <text:list-item>
          <text:p text:style-name="P31">Постановка задачи</text:p>
        </text:list-item>
      </text:list>
      <text:p text:style-name="P2"><text:tab/>Реализовать класс FazzyNumber для работы с нечеткими числами. Для нечетких чисел A и B реализовать операции: сложение, вычитание, умножение, деление,получение обратного числа,сравнение по x.</text:p>
      <text:p text:style-name="P3">Считать,что число представлено парой (x,e);</text:p>
      <text:p text:style-name="P4"/>
      <text:list xml:id="list222250080030051" text:continue-numbering="true" text:style-name="WWNum1">
        <text:list-item>
          <text:p text:style-name="P31">Описание программы </text:p>
        </text:list-item>
      </text:list>
      <text:p text:style-name="P2"><text:tab/><text:span text:style-name="T5">В данной работе я реализовал класс для работы с нечеткими числами. Программа работает таким образом:</text:span></text:p>
      <text:list xml:id="list329781125" text:style-name="L1">
        <text:list-item>
          <text:p text:style-name="P24">В первую очередь вводятся числа x и e для A и B соответсвенно.</text:p>
        </text:list-item>
        <text:list-item>
          <text:p text:style-name="P24">Запускается функция help() и свич меню.</text:p>
        </text:list-item>
      </text:list>
      <text:p text:style-name="P9"><text:span text:style-name="T3"><text:tab/>Что касается самого класса,то в нем реализованы функции,необходимые по заданию и также присутсвует конструктор. Пример вызова функции: </text:span><text:span text:style-name="T9">A.add(B).</text:span><text:span text:style-name="T10">Также в моем классе использованы модификаторы доступа public и private. Более того в Private описаны используемые переменные,а в public функции для работы с классом и функции,возвращающие значения переменных, </text:span><text:span text:style-name="T11">которые объявлены </text:span><text:span text:style-name="T10">в модификаторе доступа private. </text:span><text:span text:style-name="T12">В функции int main() инициализируются переменные,которые являются числами нечеткого числа,затем запускается свич-меню,где операция выполняется в зависимости от того,что будет введено в консоль.</text:span><text:span text:style-name="T13">Также хотелось бы отметить,что мое нечеткое число представлено тройкой чисел:(x-e,x,x+e). Из-за данного условия в модификаторе доступа private,помимо x и e,присутсвует переменные l,c,r.</text:span></text:p>
      <text:p text:style-name="P26">Пример:</text:p>
      <text:p text:style-name="P26">A.add(B);//вызов функция сложения </text:p>
      <text:p text:style-name="P6">cout &lt;&lt;"(" &lt;&lt; A.getleft() &lt;&lt; "," &lt;&lt; A.getcentre() &lt;&lt; "," &lt;&lt; A.getright() &lt;&lt; ")" <text:soft-page-break/>&lt;&lt; endl;</text:p>
      <text:p text:style-name="P25"><text:span text:style-name="T8">Где getleft(),getcentre(),getright() возвращает l,c,r соответсвенно.</text:span></text:p>
      <text:list xml:id="list222250832342943" text:continue-list="list222250080030051" text:style-name="WWNum1">
        <text:list-item>
          <text:p text:style-name="P34"><text:span text:style-name="T17">Набор testcases</text:span></text:p>
        </text:list-item>
      </text:list>
      <text:p text:style-name="P35"><text:span text:style-name="T15">1) 2 3 4 5 a p d r s m c h e</text:span></text:p>
      <text:p text:style-name="P36"><text:span text:style-name="T14">2) </text:span><text:span text:style-name="T16">0 3 0 5 a p d r s m c e</text:span></text:p>
      <text:p text:style-name="P37"><text:span text:style-name="T16">3</text:span><text:span text:style-name="T14">) 1 0 3 6 a p d r s m c e</text:span></text:p>
      <text:list xml:id="list222250418944350" text:continue-numbering="true" text:style-name="WWNum1">
        <text:list-item>
          <text:p text:style-name="P33">Результаты выполнения тестов.</text:p>
        </text:list-item>
      </text:list>
      <text:p text:style-name="P30">1)</text:p>
      <text:p text:style-name="P27">A(x) = 2</text:p>
      <text:p text:style-name="P27">A(e) = 3</text:p>
      <text:p text:style-name="P27">B(x) = 4</text:p>
      <text:p text:style-name="P27">B(e) = 5</text:p>
      <text:p text:style-name="P27">A+B: press a</text:p>
      <text:p text:style-name="P27">Print: press p</text:p>
      <text:p text:style-name="P27">A/B: press d</text:p>
      <text:p text:style-name="P27">A in -1: press r</text:p>
      <text:p text:style-name="P27">A-B: press s</text:p>
      <text:p text:style-name="P27">A*B: press m</text:p>
      <text:p text:style-name="P27">A&gt;?B: press c</text:p>
      <text:p text:style-name="P27">Help: press h</text:p>
      <text:p text:style-name="P27">Exit: press e</text:p>
      <text:p text:style-name="P27">a</text:p>
      <text:p text:style-name="P27">(-2,6,14)</text:p>
      <text:p text:style-name="P27">p</text:p>
      <text:p text:style-name="P27">A = (-1,2,5)</text:p>
      <text:p text:style-name="P27">B = (-1,4,9)</text:p>
      <text:p text:style-name="P27">d</text:p>
      <text:p text:style-name="P27">(-0.111111,0.5,-5)</text:p>
      <text:p text:style-name="P27">r</text:p>
      <text:p text:style-name="P27">(0.2,0.5,-1)</text:p>
      <text:p text:style-name="P27">s</text:p>
      <text:p text:style-name="P27">(-10,-2,6)</text:p>
      <text:p text:style-name="P27">m</text:p>
      <text:p text:style-name="P27"><text:soft-page-break/>(1,8,45)</text:p>
      <text:p text:style-name="P27">c</text:p>
      <text:p text:style-name="P27">B(x) &gt; A(x)</text:p>
      <text:p text:style-name="P27">h</text:p>
      <text:p text:style-name="P27">A+B: press a</text:p>
      <text:p text:style-name="P27">Print: press p</text:p>
      <text:p text:style-name="P27">A/B: press d</text:p>
      <text:p text:style-name="P27">A in -1: press r</text:p>
      <text:p text:style-name="P27">A-B: press s</text:p>
      <text:p text:style-name="P27">A*B: press m</text:p>
      <text:p text:style-name="P27">A&gt;?B: press c</text:p>
      <text:p text:style-name="P27">Help: press h</text:p>
      <text:p text:style-name="P27">Exit: press e</text:p>
      <text:p text:style-name="P27">e</text:p>
      <text:p text:style-name="P29">2)</text:p>
      <text:p text:style-name="P28">A(x) = 0</text:p>
      <text:p text:style-name="P28">A(e) = 3</text:p>
      <text:p text:style-name="P28">B(x) = 0</text:p>
      <text:p text:style-name="P28">B(e) = 5</text:p>
      <text:p text:style-name="P28">A+B: press a</text:p>
      <text:p text:style-name="P28">Print: press p</text:p>
      <text:p text:style-name="P28">A/B: press d</text:p>
      <text:p text:style-name="P28">A in -1: press r</text:p>
      <text:p text:style-name="P28">A-B: press s</text:p>
      <text:p text:style-name="P28">A*B: press m</text:p>
      <text:p text:style-name="P28">A&gt;?B: press c</text:p>
      <text:p text:style-name="P28">Help: press h</text:p>
      <text:p text:style-name="P28">Exit: press e</text:p>
      <text:p text:style-name="P28">a</text:p>
      <text:p text:style-name="P28">(-8,0,8)</text:p>
      <text:p text:style-name="P28">p</text:p>
      <text:p text:style-name="P28">A = (-3,0,3)</text:p>
      <text:p text:style-name="P28">B = (-5,0,5)</text:p>
      <text:p text:style-name="P28">d</text:p>
      <text:p text:style-name="P28">B(x) &lt;= 0</text:p>
      <text:p text:style-name="P28">r</text:p>
      <text:p text:style-name="P28"><text:soft-page-break/>A(x) &lt;= 0</text:p>
      <text:p text:style-name="P28">s</text:p>
      <text:p text:style-name="P28">(-8,0,8)</text:p>
      <text:p text:style-name="P28">m</text:p>
      <text:p text:style-name="P28">(15,0,15)</text:p>
      <text:p text:style-name="P28">c</text:p>
      <text:p text:style-name="P28">A(x) = B(x)</text:p>
      <text:p text:style-name="P28">e</text:p>
      <text:p text:style-name="P29">3)</text:p>
      <text:p text:style-name="P28">A(x) = 1</text:p>
      <text:p text:style-name="P28">A(e) = 0</text:p>
      <text:p text:style-name="P28">B(x) = 3</text:p>
      <text:p text:style-name="P28">B(e) = 6</text:p>
      <text:p text:style-name="P28">A+B: press a</text:p>
      <text:p text:style-name="P28">Print: press p</text:p>
      <text:p text:style-name="P28">A/B: press d</text:p>
      <text:p text:style-name="P28">A in -1: press r</text:p>
      <text:p text:style-name="P28">A-B: press s</text:p>
      <text:p text:style-name="P28">A*B: press m</text:p>
      <text:p text:style-name="P28">A&gt;?B: press c</text:p>
      <text:p text:style-name="P28">Help: press h</text:p>
      <text:p text:style-name="P28">Exit: press e</text:p>
      <text:p text:style-name="P28">a</text:p>
      <text:p text:style-name="P28">(-2,4,10)</text:p>
      <text:p text:style-name="P28">p</text:p>
      <text:p text:style-name="P28">A = (1,1,1)</text:p>
      <text:p text:style-name="P28">B = (-3,3,9)</text:p>
      <text:p text:style-name="P28">d</text:p>
      <text:p text:style-name="P28">(0.111111,0.333333,-0.333333)</text:p>
      <text:p text:style-name="P28">r</text:p>
      <text:p text:style-name="P28">(1,1,1)</text:p>
      <text:p text:style-name="P28">s</text:p>
      <text:p text:style-name="P28">(-8,-2,4)</text:p>
      <text:p text:style-name="P28">m</text:p>
      <text:p text:style-name="P28">(-3,3,9)</text:p>
      <text:p text:style-name="P28">c</text:p>
      <text:p text:style-name="P28"><text:soft-page-break/>B(x) &gt; A(x)</text:p>
      <text:p text:style-name="P28">e</text:p>
      <text:list xml:id="list222250061728894" text:continue-numbering="true" text:style-name="WWNum1">
        <text:list-item>
          <text:p text:style-name="P32">Листинг программы</text:p>
        </text:list-item>
      </text:list>
      <text:p text:style-name="P17">СmakeLists.txt</text:p>
      <text:p text:style-name="P18">cmake_minimum_required(VERSION 2.8) <text:tab/><text:tab/></text:p>
      <text:p text:style-name="P18">add_executable(fazzy Fazzynumber.cpp)</text:p>
      <text:p text:style-name="P20">Fazzynumber.cpp</text:p>
      <text:p text:style-name="P5"><text:span text:style-name="T7">#</text:span><text:span text:style-name="T6">include &lt;iostream&gt;</text:span></text:p>
      <text:p text:style-name="P6">#include &lt;cstdlib&gt;</text:p>
      <text:p text:style-name="P6">using namespace std;</text:p>
      <text:p text:style-name="P6">void help() {//функция,описывающая возможные вызовы в свич-меню</text:p>
      <text:p text:style-name="P6">printf("A+B: press a\n");</text:p>
      <text:p text:style-name="P6">printf("Print: press p\n");</text:p>
      <text:p text:style-name="P6">printf("A/B: press d\n");</text:p>
      <text:p text:style-name="P6">printf("A in -1: press r\n");</text:p>
      <text:p text:style-name="P6">printf("A-B: press s\n");</text:p>
      <text:p text:style-name="P6">printf("A*B: press m\n");</text:p>
      <text:p text:style-name="P6">printf("A&gt;?B: press c\n");</text:p>
      <text:p text:style-name="P6">printf("Help: press h\n");</text:p>
      <text:p text:style-name="P6">printf("Exit: press e\n");</text:p>
      <text:p text:style-name="P6">}</text:p>
      <text:p text:style-name="P8"/>
      <text:p text:style-name="P6">class fazzynumber {</text:p>
      <text:p text:style-name="P6">private:</text:p>
      <text:p text:style-name="P6">double a,e,l,c,r;</text:p>
      <text:p text:style-name="P6">public:</text:p>
      <text:p text:style-name="P6">fazzynumber(double x, double y) {//конструктор класса</text:p>
      <text:p text:style-name="P6">a = x;</text:p>
      <text:p text:style-name="P6">e = y;</text:p>
      <text:p text:style-name="P6">}</text:p>
      <text:p text:style-name="P6">void add(fazzynumber b) {//функция сложения двух нечетких чисел</text:p>
      <text:p text:style-name="P6">double a1,e1;</text:p>
      <text:p text:style-name="P6">a1 = a + b.a;</text:p>
      <text:p text:style-name="P6">e1 = e + b.e;</text:p>
      <text:p text:style-name="P6">l = a1 - e1;</text:p>
      <text:p text:style-name="P6">c = a1;</text:p>
      <text:p text:style-name="P6">r = a1 + e1; </text:p>
      <text:p text:style-name="P6">}</text:p>
      <text:p text:style-name="P6">void sub(fazzynumber b) {//функция вычитания</text:p>
      <text:p text:style-name="P6"><text:soft-page-break/>double a1,e1;</text:p>
      <text:p text:style-name="P6">a1 = a - b.a;</text:p>
      <text:p text:style-name="P6">e1 = e + b.e;</text:p>
      <text:p text:style-name="P6">l = a1 - e1;</text:p>
      <text:p text:style-name="P6">c = a1;</text:p>
      <text:p text:style-name="P6">r = a1 + e1; </text:p>
      <text:p text:style-name="P6">}</text:p>
      <text:p text:style-name="P6">void mul(fazzynumber b) {//функция умножения</text:p>
      <text:p text:style-name="P6">double a1,e1,a1e2,a2e1;</text:p>
      <text:p text:style-name="P6">a1 = a * b.a;</text:p>
      <text:p text:style-name="P6">e1 = e * b.e;</text:p>
      <text:p text:style-name="P6">a1e2 = a * b.e;</text:p>
      <text:p text:style-name="P6">a2e1 = b.a * e;</text:p>
      <text:p text:style-name="P6">l = a1 - a1e2 - a2e1 + e1;</text:p>
      <text:p text:style-name="P6">c = a1;</text:p>
      <text:p text:style-name="P6">r = a1 + a1e2 + a2e1 + e1 ;</text:p>
      <text:p text:style-name="P6">}</text:p>
      <text:p text:style-name="P6">void opp() {//функция получения обратного числа</text:p>
      <text:p text:style-name="P6">l = 1/(a + e);</text:p>
      <text:p text:style-name="P6">c = 1/a;</text:p>
      <text:p text:style-name="P6">r = 1/(a - e); </text:p>
      <text:p text:style-name="P6">}</text:p>
      <text:p text:style-name="P6">void div(fazzynumber b) {//функция деления</text:p>
      <text:p text:style-name="P6">l = (a - e)/(b.a + b.e);</text:p>
      <text:p text:style-name="P6">c = a/b.a;</text:p>
      <text:p text:style-name="P6">r = (a + e)/(b.a - b.e);</text:p>
      <text:p text:style-name="P6">}</text:p>
      <text:p text:style-name="P6">void print() {//функция печати нечеткого числа</text:p>
      <text:p text:style-name="P6">cout &lt;&lt;"(" &lt;&lt; a - e &lt;&lt; "," &lt;&lt; a &lt;&lt; "," &lt;&lt; a + e &lt;&lt; ")" &lt;&lt; endl;</text:p>
      <text:p text:style-name="P6">}</text:p>
      <text:p text:style-name="P6">void comp(fazzynumber b) {//функция сравнения двух чисел по x</text:p>
      <text:p text:style-name="P6">if(a &gt; b.a) {</text:p>
      <text:p text:style-name="P6">cout &lt;&lt; "A(x) &gt; B(x)" &lt;&lt; endl;</text:p>
      <text:p text:style-name="P6">} else if (a &lt; b.a) {</text:p>
      <text:p text:style-name="P6">cout &lt;&lt; "B(x) &gt; A(x)"&lt;&lt; endl;</text:p>
      <text:p text:style-name="P6">} else {</text:p>
      <text:p text:style-name="P6">cout &lt;&lt; "A(x) = B(x)" &lt;&lt; endl;</text:p>
      <text:p text:style-name="P6">}</text:p>
      <text:p text:style-name="P6">}</text:p>
      <text:p text:style-name="P6">double getleft() {</text:p>
      <text:p text:style-name="P6">return l;</text:p>
      <text:p text:style-name="P6"><text:soft-page-break/>}</text:p>
      <text:p text:style-name="P6">double getright() {</text:p>
      <text:p text:style-name="P6">return r;</text:p>
      <text:p text:style-name="P6">}</text:p>
      <text:p text:style-name="P6">double getcentre() {</text:p>
      <text:p text:style-name="P6">return c;</text:p>
      <text:p text:style-name="P6">}</text:p>
      <text:p text:style-name="P6">double getx() {</text:p>
      <text:p text:style-name="P6">return a;</text:p>
      <text:p text:style-name="P6">}</text:p>
      <text:p text:style-name="P6">};</text:p>
      <text:p text:style-name="P8"/>
      <text:p text:style-name="P6">int main() {</text:p>
      <text:p text:style-name="P6">double c1,ec;</text:p>
      <text:p text:style-name="P6">char c;</text:p>
      <text:p text:style-name="P6">cout &lt;&lt; "A(x) = ";</text:p>
      <text:p text:style-name="P6">cin &gt;&gt; c1;</text:p>
      <text:p text:style-name="P6">cout &lt;&lt; "A(e) = ";</text:p>
      <text:p text:style-name="P6">cin &gt;&gt; ec;</text:p>
      <text:p text:style-name="P6">fazzynumber A(c1,ec);</text:p>
      <text:p text:style-name="P6">double d1,ed;</text:p>
      <text:p text:style-name="P6">cout &lt;&lt; "B(x) = ";</text:p>
      <text:p text:style-name="P6">cin &gt;&gt; d1;</text:p>
      <text:p text:style-name="P6">cout &lt;&lt; "B(e) = ";</text:p>
      <text:p text:style-name="P6">cin &gt;&gt; ed;</text:p>
      <text:p text:style-name="P6">fazzynumber B(d1,ed);</text:p>
      <text:p text:style-name="P6">help();</text:p>
      <text:p text:style-name="P6">while (true) {</text:p>
      <text:p text:style-name="P6">cin &gt;&gt; c;</text:p>
      <text:p text:style-name="P6">switch (c) {//Свич меню.</text:p>
      <text:p text:style-name="P6">case 'a':</text:p>
      <text:p text:style-name="P6">A.add(B);//вызов функция сложения </text:p>
      <text:p text:style-name="P6">cout &lt;&lt;"(" &lt;&lt; A.getleft() &lt;&lt; "," &lt;&lt; A.getcentre() &lt;&lt; "," &lt;&lt; A.getright() &lt;&lt; ")" &lt;&lt; endl;</text:p>
      <text:p text:style-name="P6">break;</text:p>
      <text:p text:style-name="P6">case 'r':</text:p>
      <text:p text:style-name="P6">if (A.getx() &gt; 0) {</text:p>
      <text:p text:style-name="P6">A.opp();//вызов функции взятия обратного числа</text:p>
      <text:p text:style-name="P6">cout &lt;&lt;"(" &lt;&lt; A.getleft() &lt;&lt; "," &lt;&lt; A.getcentre() &lt;&lt; "," &lt;&lt; A.getright() &lt;&lt; ")" &lt;&lt; endl;</text:p>
      <text:p text:style-name="P6">} else {</text:p>
      <text:p text:style-name="P6"><text:soft-page-break/>cout &lt;&lt; "A(x) &lt;= 0"&lt;&lt; endl;</text:p>
      <text:p text:style-name="P6">}</text:p>
      <text:p text:style-name="P6">break;</text:p>
      <text:p text:style-name="P6">case 'p':</text:p>
      <text:p text:style-name="P6">cout &lt;&lt; "A = ";</text:p>
      <text:p text:style-name="P6">A.print();</text:p>
      <text:p text:style-name="P6">cout &lt;&lt; "B = ";</text:p>
      <text:p text:style-name="P6">B.print();</text:p>
      <text:p text:style-name="P6">break;</text:p>
      <text:p text:style-name="P6">case 'd':</text:p>
      <text:p text:style-name="P6">if(B.getx() &gt; 0) {</text:p>
      <text:p text:style-name="P6">A.div(B);</text:p>
      <text:p text:style-name="P6">cout &lt;&lt;"(" &lt;&lt; A.getleft() &lt;&lt; "," &lt;&lt; A.getcentre() &lt;&lt; "," &lt;&lt; A.getright() &lt;&lt; ")" &lt;&lt; endl; </text:p>
      <text:p text:style-name="P6">} else {</text:p>
      <text:p text:style-name="P6">cout &lt;&lt; "B(x) &lt;= 0"&lt;&lt; endl;</text:p>
      <text:p text:style-name="P6">}</text:p>
      <text:p text:style-name="P6">break;</text:p>
      <text:p text:style-name="P6">case 's':</text:p>
      <text:p text:style-name="P6">A.sub(B);</text:p>
      <text:p text:style-name="P6">cout &lt;&lt;"(" &lt;&lt; A.getleft() &lt;&lt; "," &lt;&lt; A.getcentre() &lt;&lt; "," &lt;&lt; A.getright() &lt;&lt; ")" &lt;&lt; endl;</text:p>
      <text:p text:style-name="P6">break;</text:p>
      <text:p text:style-name="P6">case 'm':</text:p>
      <text:p text:style-name="P6">A.mul(B);</text:p>
      <text:p text:style-name="P6">cout &lt;&lt;"(" &lt;&lt; A.getleft() &lt;&lt; "," &lt;&lt; A.getcentre() &lt;&lt; "," &lt;&lt; A.getright() &lt;&lt; ")" &lt;&lt; endl;</text:p>
      <text:p text:style-name="P6">break;</text:p>
      <text:p text:style-name="P6">case 'c':</text:p>
      <text:p text:style-name="P6">A.comp(B);</text:p>
      <text:p text:style-name="P6">break;</text:p>
      <text:p text:style-name="P6">case 'h':</text:p>
      <text:p text:style-name="P6">help();</text:p>
      <text:p text:style-name="P6">break;</text:p>
      <text:p text:style-name="P6">case 'e':</text:p>
      <text:p text:style-name="P6">return 0;</text:p>
      <text:p text:style-name="P6">break; </text:p>
      <text:p text:style-name="P6">}</text:p>
      <text:p text:style-name="P6">}</text:p>
      <text:p text:style-name="P6">return 0;</text:p>
      <text:p text:style-name="P7">}</text:p>
      <text:p text:style-name="P7"><text:soft-page-break/></text:p>
      <text:p text:style-name="Standard"/>
      <text:list xml:id="list222250461715889" text:continue-numbering="true" text:style-name="WWNum1">
        <text:list-item>
          <text:p text:style-name="P38"><text:s/>Выводы</text:p>
        </text:list-item>
      </text:list>
      <text:p text:style-name="P19"><text:span text:style-name="T4">В основе ООП лежат понятия </text:span><text:span text:style-name="Strong_20_Emphasis"><text:span text:style-name="T4">«объект»</text:span></text:span><text:span text:style-name="T4"> и </text:span><text:span text:style-name="Strong_20_Emphasis"><text:span text:style-name="T4">«класс»</text:span></text:span><text:span text:style-name="T4">. В языке программирования объект – это переменная типа «класс». Класс описывает данные и методы (функции), которые будут использоваться объектом этого класса.</text:span></text:p>
      <text:p text:style-name="P21"/>
      <text:p text:style-name="P22">СПИСОК ЛИТЕРАТУРЫ</text:p>
      <text:list xml:id="list485384644" text:style-name="L2">
        <text:list-item>
          <text:p text:style-name="P40"><text:span text:style-name="T1">Основы сборки проектов на С/C++ при помощи Cmake </text:span><text:span text:style-name="T2">URL : https://eax.me/cmake/</text:span></text:p>
        </text:list-item>
        <text:list-item>
          <text:p text:style-name="P39">Классы в C++ URL : http://cppstudio.com/post/439/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Times New Roman2" svg:font-family="'Times New Roman'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0" fo:widows="0" style:writing-mode="lr-tb"/>
      <style:text-properties style:use-window-font-color="true" style:font-name="Arial" fo:font-family="Arial" style:font-family-generic="roman" style:font-pitch="variable" fo:font-size="11pt" fo:language="ru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Arial" fo:font-family="Arial" style:font-family-generic="roman" style:font-pitch="variable" fo:font-size="11pt" fo:language="ru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use-window-font-color="true" fo:font-weight="normal" style:font-weight-asian="normal" style:font-weight-complex="norm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page-number text:select-page="current">9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ru-RU</dc:language>
    <dc:date>2019-09-19T22:22:49.343809197</dc:date>
    <meta:editing-cycles>34</meta:editing-cycles>
    <meta:editing-duration>PT1H21M58S</meta:editing-duration>
    <meta:generator>LibreOffice/6.0.7.3$Linux_X86_64 LibreOffice_project/00m0$Build-3</meta:generator>
    <meta:document-statistic meta:table-count="0" meta:image-count="0" meta:object-count="0" meta:page-count="10" meta:paragraph-count="297" meta:word-count="1110" meta:character-count="5987" meta:non-whitespace-character-count="5145"/>
  </office:meta>
</office:document-meta>
</file>